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11_Expr.xml"/>
  <manifest:file-entry manifest:media-type="text/xml" manifest:full-path="Basic/Standard/M02_Array.xml"/>
  <manifest:file-entry manifest:media-type="text/xml" manifest:full-path="Basic/Standard/M09_Pattern.xml"/>
  <manifest:file-entry manifest:media-type="text/xml" manifest:full-path="Basic/Standard/Mxx_Scratch.xml"/>
  <manifest:file-entry manifest:media-type="text/xml" manifest:full-path="Basic/Standard/M01_Common.xml"/>
  <manifest:file-entry manifest:media-type="text/xml" manifest:full-path="Basic/Standard/M05_Parser.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text:p/>
          </table:table-cell>
          <table:table-cell table:style-name="ce166" table:formula="of:=IF([.A23];-1;IF([.G23]&lt;&gt;[.H23];0;1))" office:value-type="float" office:value="0">
            <text:p>FAIL (0)</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text:p/>
          </table:table-cell>
          <table:table-cell table:style-name="ce166" table:formula="of:=IF([.A24];-1;IF([.G24]&lt;&gt;[.H24];0;1))" office:value-type="float" office:value="0">
            <text:p>FAIL (0)</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text:p/>
          </table:table-cell>
          <table:table-cell table:style-name="ce166" table:formula="of:=IF([.A25];-1;IF([.G25]&lt;&gt;[.H25];0;1))" office:value-type="float" office:value="0">
            <text:p>FAIL (0)</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text:p/>
          </table:table-cell>
          <table:table-cell table:style-name="ce166" table:formula="of:=IF([.A26];-1;IF([.G26]&lt;&gt;[.H26];0;1))" office:value-type="float" office:value="0">
            <text:p>FAIL (0)</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text:p/>
          </table:table-cell>
          <table:table-cell table:style-name="ce162" table:formula="of:=TESTSTAT(&quot;count&quot;; [.B46])">
            <text:p/>
          </table:table-cell>
          <table:table-cell table:style-name="ce164" table:formula="of:=[.E46]/[.D46]" office:value-type="float" office:value="0">
            <text:p>#DIV/0!</text:p>
          </table:table-cell>
          <table:table-cell table:number-columns-repeated="2"/>
          <table:table-cell table:style-name="ce166"/>
          <table:table-cell/>
        </table:table-row>
        <table:table-row table:style-name="ro6">
          <table:table-cell/>
          <table:table-cell table:formula="of:=TEST_PARSER(&quot;multiplicity&quot;)">
            <text:p/>
          </table:table-cell>
          <table:table-cell table:formula="of:=TESTSTAT(&quot;name&quot;; [.B47])">
            <text:p/>
          </table:table-cell>
          <table:table-cell table:style-name="ce160" table:formula="of:=TESTSTAT(&quot;time&quot;; [.B47])">
            <text:p/>
          </table:table-cell>
          <table:table-cell table:style-name="ce162" table:formula="of:=TESTSTAT(&quot;count&quot;; [.B47])">
            <text:p/>
          </table:table-cell>
          <table:table-cell table:style-name="ce164" table:formula="of:=[.E47]/[.D47]" office:value-type="float" office:value="0">
            <text:p>#DIV/0!</text:p>
          </table:table-cell>
          <table:table-cell table:number-columns-repeated="4"/>
        </table:table-row>
        <table:table-row table:style-name="ro6">
          <table:table-cell/>
          <table:table-cell table:formula="of:=TEST_PARSER(&quot;basic&quot;)">
            <text:p/>
          </table:table-cell>
          <table:table-cell table:formula="of:=TESTSTAT(&quot;name&quot;; [.B48])">
            <text:p/>
          </table:table-cell>
          <table:table-cell table:style-name="ce160" table:formula="of:=TESTSTAT(&quot;time&quot;; [.B48])">
            <text:p/>
          </table:table-cell>
          <table:table-cell table:style-name="ce162" table:formula="of:=TESTSTAT(&quot;count&quot;; [.B48])">
            <text:p/>
          </table:table-cell>
          <table:table-cell table:style-name="ce164" table:formula="of:=[.E48]/[.D48]" office:value-type="float" office:value="0">
            <text:p>#DIV/0!</text:p>
          </table:table-cell>
          <table:table-cell table:number-columns-repeated="4"/>
        </table:table-row>
        <table:table-row table:style-name="ro6">
          <table:table-cell/>
          <table:table-cell table:formula="of:=TEST_PARSER(&quot;special&quot;)">
            <text:p/>
          </table:table-cell>
          <table:table-cell table:formula="of:=TESTSTAT(&quot;name&quot;; [.B49])">
            <text:p/>
          </table:table-cell>
          <table:table-cell table:style-name="ce160" table:formula="of:=TESTSTAT(&quot;time&quot;; [.B49])">
            <text:p/>
          </table:table-cell>
          <table:table-cell table:style-name="ce162" table:formula="of:=TESTSTAT(&quot;count&quot;; [.B49])">
            <text:p/>
          </table:table-cell>
          <table:table-cell table:style-name="ce164" table:formula="of:=[.E49]/[.D49]" office:value-type="float" office:value="0">
            <text:p>#DIV/0!</text:p>
          </table:table-cell>
          <table:table-cell table:number-columns-repeated="4"/>
        </table:table-row>
        <table:table-row table:style-name="ro6">
          <table:table-cell/>
          <table:table-cell table:formula="of:=TEST_PARSER(&quot;numbers&quot;)">
            <text:p/>
          </table:table-cell>
          <table:table-cell table:formula="of:=TESTSTAT(&quot;name&quot;; [.B50])">
            <text:p/>
          </table:table-cell>
          <table:table-cell table:style-name="ce160" table:formula="of:=TESTSTAT(&quot;time&quot;; [.B50])">
            <text:p/>
          </table:table-cell>
          <table:table-cell table:style-name="ce162" table:formula="of:=TESTSTAT(&quot;count&quot;; [.B50])">
            <text:p/>
          </table:table-cell>
          <table:table-cell table:style-name="ce164" table:formula="of:=[.E50]/[.D50]" office:value-type="float" office:value="0">
            <text:p>#DIV/0!</text:p>
          </table:table-cell>
          <table:table-cell table:number-columns-repeated="4"/>
        </table:table-row>
        <table:table-row table:style-name="ro6">
          <table:table-cell/>
          <table:table-cell table:formula="of:=TEST_PARSER(&quot;types&quot;)">
            <text:p/>
          </table:table-cell>
          <table:table-cell table:formula="of:=TESTSTAT(&quot;name&quot;; [.B51])">
            <text:p/>
          </table:table-cell>
          <table:table-cell table:style-name="ce160" table:formula="of:=TESTSTAT(&quot;time&quot;; [.B51])">
            <text:p/>
          </table:table-cell>
          <table:table-cell table:style-name="ce162" table:formula="of:=TESTSTAT(&quot;count&quot;; [.B51])">
            <text:p/>
          </table:table-cell>
          <table:table-cell table:style-name="ce164" table:formula="of:=[.E51]/[.D51]" office:value-type="float" office:value="0">
            <text:p>#DIV/0!</text:p>
          </table:table-cell>
          <table:table-cell table:number-columns-repeated="4"/>
        </table:table-row>
        <table:table-row table:style-name="ro6">
          <table:table-cell table:number-columns-repeated="3"/>
          <table:table-cell table:style-name="ce161" table:formula="of:=SUM([.D46:.D51])" office:value-type="float" office:value="0">
            <text:p>0,0 sec</text:p>
          </table:table-cell>
          <table:table-cell table:style-name="ce163" table:formula="of:=SUM([.E46:.E51])" office:value-type="float" office:value="0">
            <text:p>0</text:p>
          </table:table-cell>
          <table:table-cell table:style-name="ce165" table:formula="of:=[.E52]/[.D52]" office:value-type="float" office:value="0">
            <text:p>#DIV/0!</text:p>
          </table:table-cell>
          <table:table-cell table:number-columns-repeated="4"/>
        </table:table-row>
        <table:table-row table:style-name="ro6">
          <table:table-cell table:number-columns-repeated="10"/>
        </table:table-row>
        <table:table-row table:style-name="ro6">
          <table:table-cell/>
          <table:table-cell table:formula="of:=TEST_PARSER(&quot;all&quot;)">
            <text:p/>
          </table:table-cell>
          <table:table-cell table:formula="of:=TESTSTAT(&quot;name&quot;; [.B54])">
            <text:p/>
          </table:table-cell>
          <table:table-cell table:style-name="ce160" table:formula="of:=TESTSTAT(&quot;time&quot;; [.B54])">
            <text:p/>
          </table:table-cell>
          <table:table-cell table:style-name="ce162" table:formula="of:=TESTSTAT(&quot;count&quot;; [.B54])">
            <text:p/>
          </table:table-cell>
          <table:table-cell table:style-name="ce164" table:formula="of:=[.E54]/[.D54]" office:value-type="float" office:value="0">
            <text:p>#DIV/0!</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text:p/>
          </table:table-cell>
          <table:table-cell table:number-columns-repeated="8"/>
        </table:table-row>
        <table:table-row table:style-name="ro11">
          <table:table-cell table:style-name="ce153" office:value-type="string">
            <text:p>pDecDigit</text:p>
          </table:table-cell>
          <table:table-cell table:style-name="ce153" table:formula="of:=TPARSER_TOSTRING([.A62])">
            <text:p/>
          </table:table-cell>
          <table:table-cell table:number-columns-repeated="8"/>
        </table:table-row>
        <table:table-row table:style-name="ro12">
          <table:table-cell table:style-name="ce153" office:value-type="string">
            <text:p>pHexLit</text:p>
          </table:table-cell>
          <table:table-cell table:style-name="ce153" table:formula="of:=TPARSER_TOSTRING([.A63])">
            <text:p/>
          </table:table-cell>
          <table:table-cell table:number-columns-repeated="8"/>
        </table:table-row>
        <table:table-row table:style-name="ro13">
          <table:table-cell table:style-name="ce153" office:value-type="string">
            <text:p>pTypeExpr</text:p>
          </table:table-cell>
          <table:table-cell table:style-name="ce153" table:formula="of:=TPARSER_TOSTRING([.A64])">
            <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6.06.2017</text:date>, <text:time>00:40: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6T00:40:38.48</dc:date>
    <meta:editing-duration>P170DT20H57M11S</meta:editing-duration>
    <meta:editing-cycles>78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Str(readHex( "CAFEBAB")), typeStr(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Str(bs), typeName_List).x
	assertEqual(toString(bs), "[[0, -1, 0]]").x

	bs = getBounds(Array(1))
	assertEqual(typeStr(bs), typeName_List).x
	assertEqual(toString(bs), "[[0, 0, 1]]").x

	bs = getBounds(Array(1, 2, 3))
	assertEqual(typeStr(bs), typeName_List).x
	assertEqual(toString(bs), "[[0, 2, 3]]").x

	bs = getBounds(Array(1, Array(2, 3)))
	assertEqual(typeStr(bs), typeName_List).x
	assertEqual(toString(bs), "[[0, 1, 2]]").x

	bs = getBounds(DimArray(1, 2, 3))
	assertEqual(typeStr(bs), typeName_List).x
	assertEqual(toString(bs), "[[0, 1, 2], [0, 2, 3], [0, 3, 4]]").x

	Dim a(1 To 5, -7 To 2)
	bs = getBounds(a)
	assertEqual(typeStr(bs), typeName_List).x
	assertEqual(toString(bs), "[[1, 5, 5], [-7, 2, 10]]").x
End Function

Function test_getSizes()
	Dim typeName_List : typeName_List = "Data/List"
	Dim bs As Variant
	bs = getSizes(Array())
	assertEqual(typeStr(bs), typeName_List).x
	assertEqual(toString(bs), "[0]").x

	bs = getSizes(Array(1, 2, 3))
	assertEqual(typeStr(bs), typeName_List).x
	assertEqual(toString(bs), "[3]").x

	bs = getSizes(Array(1, Array(2, 3)))
	assertEqual(typeStr(bs), typeName_List).x
	assertEqual(toString(bs), "[2]").x

	bs = getSizes(DimArray(1, 2, 3))
	assertEqual(typeStr(bs), typeName_List).x
	assertEqual(toString(bs), "[2, 3, 4]").x

	Dim a(1 To 5, -7 To 2)
	bs = getSizes(a)
	assertEqual(typeStr(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CBool(DataValue_same(c, Tp.List_Nil) _
					Or DataValue_same(c, Tp.List_Cons) _
		)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Str()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Str()
	assertEqual(typeStr(nil), "Data/List").x
	
	Dim lst
	lst = cons(5, nil)
	assertEqual(typeStr(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Str(x) = typeStr(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p()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applyDC(cNtv, "Bool",	 TypeName(CBool(0)), VarType(CBool(0))	)
		out.Native_Boolean.str = "Bool"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ctor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Goto _ctorOf_EmptyOrArrrayOrByte
_vt10: ' isMissing(x) = True
	If isNull(oFn) Then
		oFn = Fn.ctorOf
	End If
	out = oFn
	Goto _ctorOf_end
_vtNN:
	out = cs(vt)
	Goto _ctorOf_end
_vt09: ' isObject(x) = True
	out = _Obj
	On Local Error Goto _ctorOf_end
	out = _ctor(x) ' DONT access fields in here!
	If Not(isDataValue(out)) Then
		Goto _ctorOf_error
	End If
_ctorOf_end:
	ctorOf = out
	Exit Function
_ctorOf_EmptyOrArrrayOrByte:
	If vt = 0 Then
		out = _Empty
		Goto _ctorOf_end
	ElseIf isArray(x) Then
		out = _Array
		Goto _ctorOf_end
	End If
_vtXX: ' vt =1, =6, &gt;17 and not Array
	croak("ctorOf: unsupported VarType = " &amp; vt _
		&amp; NL &amp; "TypeName: '" &amp; TypeName(x) &amp; "'" _
	)
_ctorOf_error:
	On Local Error Goto 0 ' disable error handler
	croak("ctorOf: object with invalid .ctor :: " _
	    &amp; typeStr(out) &amp; NL &amp; toString(out))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cNil As Object, cCons As Object
	Dim out
	If isNull(oFn) Then 
		oFn = Fn.isNil
		cNil  = Tp.List_Nil
		cCons = Tp.List_Cons
	End If
	If isMissing(xs) Then
		out = oFn
	Else
		On Local Error Goto isNil_typeError
		Dim c
		c = _ctor(xs)
		If DataValue_same(c, cCons) Then
			out = False
		ElseIf DataValue_same(c, cNil) Then
			out = True
		Else
isNil_typeError:
			croak("isNil: expected a List but got " &amp; NL &amp; toString(xs))
		End If
	End If
	isNil = out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Str(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cCtor, DataTypeCtor) Then
			' has it arity &gt; 0 ?
			r = field(DataTypeCtor_arity, tc)
			If r &lt; 1 Then
				Goto TypeApp_invalid_1st_arg
			End If
			tcStr = field(DataTypeCtor_name, tc)
		ElseIf DataValue_same(tcCtor, cApp) Then
			' TODO: TypeApp.str/typeCtor - has it arity &gt; 1 ?
			tcStr = tc.str
		Else
			Goto TypeApp_invalid_1st_arg
		End If
		
		' ta must be a "complete" type,
		' ie: a DataTypeCtor with arity = 0
		'  or a TypeApp
		'  or a TypeParam
		'  or a native type (Native_Str, Native_Int, ...)
		If Not(isType(ta)) Then ' ensures all the above
			Goto TypeApp_invalid_2nd_arg
		Else
			Dim taCtor As Object, taStr As String
			taCtor = ctorOf(ta)
			If DataValue_same(taCtor, DataTypeCtor) Then
				taStr = field(DataTypeCtor_name, ta)
			ElseIf DataValue_same(taCtor, cApp) Then
				If Not(startsWith(taStr, "[")) Then
					taStr = "(" &amp; taStr &amp; ")"
				End If
			Else
				taStr = ta.str
			End If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Dim out
	out = False
	If isObject(t) Then
		On Local Error Goto isType_end
		Dim c : c = _ctor(t) ' DON't dot-access it!
		If DataValue_same(c, Tp.DataTypeCtor) Then
			out = True
		ElseIf DataValue_same(c, Tp.Native) Then
			out = True
		ElseIf DataValue_same(_ctor(c), Tp.DataCtor) Then
			' DON't use typeCtorOf
			out = DataValue_same(field(DataCtor_typeCtor, c), Tp.TType)
		End If
	End If
isType_end:
	isType = out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Str(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c As Object, tc As Object
	c = ctorOf(x)
	If DataValue_same(ctorOf(c), Tp.Native) Then
		' Special case: native values have as "ctors"
		' members of the enum TNative. They are not
		' data ctors, but rather "NativeTypeCtor" s.
		' They cannot be "applied" to construct values.
		' They do however contain x's TypeName, VarType and short_name.
		If DataValue_same(c, Tp.Native_Object) Then ' x is not a DataValue
			out = _typeStr(x)
		Else
			out = field(Ntv_typeName, c)
		End If
	Else ' x is normal DataValue
		tc = typectorOf(c)
		out = "Data/" &amp; field(DataTypeCtor_name, tc)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typeStr(x) = typeStr(""))
	End If
End Function

Function isInteger(Optional x As Variant)
	Dim out As Variant
	If isMissing(x) Then : out = Fn.isInteger
	Else 				 : out = (typeStr(x) = typeStr(0))
	End If
	isInteger = out
End Function


Function [test_Type======================================]
	test_bootstrapTypes()
	
	test_Type_isType()
	
	test_Type_isDataValue()
	test_Type_DataValue()
	test_Type_ctorOf()
	
	'test_Type_typeStr()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Str()
	assertEqual(typeStr(0), "Integer").x
	assertEqual(typeStr(1), "Integer").x
	assertEqual(typeStr(-42), "Integer").x
	
	assertEqual(typeStr(""), "String").x
	assertEqual(typeStr("1"), "String").x
	
	assertEqual(typeStr(3.14), "Double").x

	assertEqual(typeStr(Array()), "Array").x

	assertEqual(typeStr(Empty), "Empty").x
	assertEqual(typeStr(Nothing), "Object").x


	Dim t1 As New TTest_NoTyName
	assertEqual(typeStr(t1), "Object").x

	Dim t2 As New TTest_TyName
	t2.tyname = "foobar"
	assertEqual(typeStr(t2), "Object/foobar").x
	
	Dim a
	a = Tp.DataCtor	' the data ctor
	assertEqual(typeStr(a), "Data/TDataCtor").x
	a = applyDC(DataCtor)	' fn that applies the data ctor
	assertEqual(typeStr(a), "Object/TFn").x
	a = TDataCtor
	assertEqual(typeStr(a), "Data/TDataTypeCtor").x
	a = TDataTypeCtor
	assertEqual(typeStr(a), "Data/TDataTypeCtor").x
	a = Tp.DataTypeCtor	' the data ctor
	assertEqual(typeStr(a), "Data/TDataCtor").x
	a = applyDC(DataTypeCtor)	' the fn that applies the data ctor
	assertEqual(typeStr(a), "Object/TFn").x
	
	a = TList	' the data type ctor
	assertEqual(typeStr(a), "Data/TDataTypeCtor").x
	a = Tp.List	' the data type ctor
	assertEqual(typeStr(a), "Data/TDataTypeCtor").x
	a = TList	' the data type ctor
	assertEqual(typeStr(a), "Data/TDataTypeCtor").x
	a = TList(Tp.TType_Int)	' the applied data type ctor
	assertEqual(typeStr(a), "Data/[Int]").x
	
	a = Tp.List_Nil	' the data ctor
	assertEqual(typeStr(a), "Data/TDataCtor").x
	a = nil	' returns the singleton *value*
	assertEqual(typeStr(a), "Data/[a0]").x
	
	a = Tp.List_Cons	' the data ctor
	assertEqual(typeStr(a), "Data/TDataCtor").x
	a = cons(nil, nil)	' a cons value
	assertEqual(typeStr(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Optional missing)
	If Not isMissing(missing) Then
		croak("test_Type_ctor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_Byte	 : _Byte	= Tp.Native_Byte
	Dim _Int	 : _Int		= Tp.Native_Integer
	Dim _Lng	 : _Lng		= Tp.Native_Long
	Dim _Sng	 : _Sng		= Tp.Native_Single
	Dim _Dbl	 : _Dbl		= Tp.Native_Double
	Dim _Str	 : _Str		= Tp.Native_String
	Dim _Bool	 : _Bool	= Tp.Native_Boolean
	Dim _Obj 	 : _Obj		= Tp.Native_Object
	Dim _Empty	 : _Empty	= Tp.Native_Empty
	Dim _Date	 : _Date	= Tp.Native_Date
	Dim _Array	 : _Array	= Tp.Native_Array
	Dim _Variant : _Variant	= Tp.Native_Variant
	
	assert_same(ctorOf(Nothing),		_Obj).x
	assert_same(ctorOf(Empty),			_Empty).x
	assert_same(ctorOf(True),			_Bool).x
	assert_same(ctorOf(False),			_Bool).x
	assert_same(ctorOf(""),				_Str).x
	assert_same(ctorOf("blah"),			_Str).x
	assert_same(ctorOf(CByte(0)),		_Byte).x
	assert_same(ctorOf( 0),				_Int).x
	assert_same(ctorOf( 1),				_Int).x
	assert_same(ctorOf(-1),				_Int).x
	assert_same(ctorOf(CLng(0)),		_Lng).x
	assert_same(ctorOf(CSng(0)),		_Sng).x
	assert_same(ctorOf(3.1415),			_Dbl).x
	assert_same(ctorOf(CDbl(0)),		_Dbl).x
	assert_same(ctorOf(Date),			_Date).x
	assert_same(ctorOf(Array()),		_Array).x

	Dim o As Object, act As Variant
	
	' an object without member .ctor:
	o = New TTest_TyName
	assert_same(ctorOf(o), _Obj).x
	o.tyname = "foo"
	assert_same(ctorOf(o), _Obj).x

	' an object with a member .ctor: ~&gt; "invalid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 data values:
	assert_same(ctorOf(Tp.DataTypeCtor),	Tp.DataCtor).x
	assert_same(ctorOf(Tp.TDataTypeCtor),	Tp.DataTypeCtor).x

	assert_same(ctorOf(Tp.DataCtor),		Tp.DataCtor).x
	assert_same(ctorOf(Tp.TDataCtor),		Tp.DataTypeCtor).x
	
	assert_same(ctorOf(Tp.TType),		Tp.DataTypeCtor).x
	assert_same(ctorOf(Tp.TType_App),	Tp.DataCtor).x
	assert_same(ctorOf(Tp.TType_Param),	Tp.DataCtor).x
	assert_same(ctorOf(_Byte),			Tp.Native).x
	assert_same(ctorOf(_Int),			Tp.Native).x
	assert_same(ctorOf(_Lng),			Tp.Native).x
	assert_same(ctorOf(_Sng),			Tp.Native).x
	assert_same(ctorOf(_Dbl),			Tp.Native).x
	assert_same(ctorOf(_Str),			Tp.Native).x
	assert_same(ctorOf(_Bool),			Tp.Native).x
	assert_same(ctorOf(_Empty),			Tp.Native).x
	assert_same(ctorOf(_Obj),			Tp.Native).x
	assert_same(ctorOf(_Date),			Tp.Native).x
	assert_same(ctorOf(_Array),			Tp.Native).x
	assert_same(ctorOf(_Variant),		Tp.Native).x
	
	Dim _Nil  : _Nil  = Tp.List_Nil
	Dim _Cons : _Cons = Tp.List_Cons
	
	assert_same(ctorOf(Tp.List),	Tp.DataTypeCtor).x
	assert_same(ctorOf(_Nil),		Tp.DataCtor).x
	assert_same(ctorOf(_Cons),		Tp.DataCtor).x

	Dim vNil : vNil = field(DataCtor_argTypes, _Nil)
	assert_same(ctorOf(vNil),	_Nil).x
	Dim vCons : vCons = field(DataCtor_argTypes, _Cons)
	assert_same(ctorOf(vCons),	_Cons).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 TODO: make convenience fn TypeApp return a TFn on 0 args
	'assertThrows(TypeApp, Array(vInt, tcList))
	
	
	'--- apply data ctor DataTypeCtor
	Dim tcUni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